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WebClientBuilder.MockMvcWebClientBuilder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.MockMvcWebClientBuilder( WebApplicationContext context , MockMv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.mockMvcSetup( MockMvc mockM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lientBuilder.withDelegate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MvcWebClientBuilder.webAppContextSetup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lientBuilder.MockMvcWebClientBuilder( MockMvc mockM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.webAppContextSetup( WebApplicationContext context , MockMv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